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p text:style-name="Standard"><text:a xlink:type="simple" xlink:href="http://code.google.com/p/robomagellan/">http://code.google.com/p/robomagellan/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0-17T22:36:22</dc:date>
    <dc:creator>Juan Moral</dc:creator>
    <meta:editing-duration>PT00H16M06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14" meta:character-count="387"/>
  </office:meta>
</office:document-meta>
</file>